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Lawn" style:family="table-column">
      <style:table-column-properties fo:break-before="auto" style:column-width="1.25in"/>
    </style:style>
    <style:style style:name="_row-Lawn" style:family="table-row">
      <style:table-row-properties style:row-height="0.17708333333333331in" fo:break-before="auto"/>
    </style:style>
    <style:style style:name="1col-Lawn" style:family="table-column">
      <style:table-column-properties fo:break-before="auto" style:column-width="1.3541666666666665in"/>
    </style:style>
    <style:style style:name="1row-Lawn" style:family="table-row">
      <style:table-row-properties style:row-height="1.2291666666666665in" fo:break-before="auto"/>
    </style:style>
    <style:style style:name="2,1cel-Lawn" style:family="table-cell" style:parent-style-name="Default">
      <style:table-cell-properties fo:background-color="#c0c0c0"/>
    </style:style>
    <style:style style:name="4,2cel-Lawn" style:family="table-cell" style:parent-style-name="Default">
      <style:table-cell-properties fo:border-bottom="0.0008in solid #000000" fo:border-left="none" fo:border-right="none" fo:border-top="none" fo:background-color="#c0c0c0"/>
    </style:style>
    <style:style style:name="5,1cel-Lawn" style:family="table-cell" style:parent-style-name="Default">
      <style:table-cell-properties fo:border-bottom="none" fo:border-left="none" fo:border-right="0.0008in solid #000000" fo:border-top="none" fo:background-color="#c0c0c0"/>
    </style:style>
    <style:style style:name="5,2cel-Lawn" style:family="table-cell" style:parent-style-name="Default">
      <style:table-cell-properties fo:border-bottom="0.0008in solid #000000" fo:border-left="0.0008in solid #000000" fo:border-right="none" fo:border-top="0.0008in solid #000000" fo:background-color="#ebd780"/>
    </style:style>
    <style:style style:name="5,3cel-Lawn" style:family="table-cell" style:parent-style-name="Default">
      <style:table-cell-properties fo:border-bottom="none" fo:border-left="none" fo:border-right="0.0008in solid #000000" fo:border-top="none" fo:background-color="#ebd780"/>
    </style:style>
    <style:style style:name="5,4cel-Lawn" style:family="table-cell" style:parent-style-name="Default">
      <style:table-cell-properties fo:border-bottom="none" fo:border-left="0.0008in solid #000000" fo:border-right="none" fo:border-top="none" fo:background-color="#ebd780"/>
    </style:style>
    <style:style style:name="5,5cel-Lawn" style:family="table-cell" style:parent-style-name="Default">
      <style:table-cell-properties fo:border-bottom="none" fo:border-left="none" fo:border-right="0.0008in solid #000000" fo:border-top="0.0008in solid #000000" fo:background-color="#ebd780"/>
    </style:style>
    <style:style style:name="5,6cel-Lawn" style:family="table-cell" style:parent-style-name="Default">
      <style:table-cell-properties fo:border-bottom="none" fo:border-left="0.0008in solid #000000" fo:border-right="none" fo:border-top="none" fo:background-color="#c0c0c0"/>
    </style:style>
    <style:style style:name="6,3cel-Lawn" style:family="table-cell" style:parent-style-name="Default">
      <style:table-cell-properties fo:background-color="#ebd780"/>
    </style:style>
    <style:style style:name="6,6cel-Lawn" style:family="table-cell" style:parent-style-name="Default">
      <style:table-cell-properties fo:border-bottom="0.0008in solid #000000" fo:border-left="0.0008in solid #000000" fo:border-right="0.0008in solid #000000" fo:border-top="none" fo:background-color="#cc99ff"/>
    </style:style>
    <style:style style:name="7,2cel-Lawn" style:family="table-cell" style:parent-style-name="Default">
      <style:table-cell-properties fo:border-bottom="none" fo:border-left="none" fo:border-right="none" fo:border-top="0.0008in solid #000000" fo:background-color="#ebd780"/>
    </style:style>
    <style:style style:name="7,3cel-Lawn" style:family="table-cell" style:parent-style-name="Default">
      <style:table-cell-properties fo:border-bottom="0.0008in solid #000000" fo:border-left="none" fo:border-right="none" fo:border-top="none" fo:background-color="#ebd780"/>
    </style:style>
    <style:style style:name="7,5cel-Lawn" style:family="table-cell" style:parent-style-name="Default">
      <style:table-cell-properties fo:border-bottom="0.0008in solid #000000" fo:border-left="none" fo:border-right="0.0008in solid #000000" fo:border-top="none" fo:background-color="#ebd780"/>
    </style:style>
    <style:style style:name="7,6cel-Lawn" style:family="table-cell" style:parent-style-name="Default">
      <style:table-cell-properties fo:border-bottom="none" fo:border-left="0.0008in solid #000000" fo:border-right="0.0008in solid #000000" fo:border-top="0.0008in solid #000000" fo:background-color="#ff99cc"/>
    </style:style>
    <style:style style:name="7,7cel-Lawn" style:family="table-cell" style:parent-style-name="Default">
      <style:table-cell-properties fo:border-bottom="none" fo:border-left="0.0008in solid #000000" fo:border-right="none" fo:border-top="none" fo:background-color="#ff99cc"/>
    </style:style>
    <style:style style:name="8,2cel-Lawn" style:family="table-cell" style:parent-style-name="Default">
      <style:table-cell-properties fo:border-bottom="none" fo:border-left="0.0008in solid #000000" fo:border-right="0.0008in solid #000000" fo:border-top="none" fo:background-color="#ebd780"/>
    </style:style>
    <style:style style:name="8,5cel-Lawn" style:family="table-cell" style:parent-style-name="Default">
      <style:table-cell-properties fo:border-bottom="0.0008in solid #000000" fo:border-left="none" fo:border-right="0.0008in solid #000000" fo:border-top="0.0008in solid #000000" fo:background-color="#ebd780"/>
    </style:style>
    <style:style style:name="8,7cel-Lawn" style:family="table-cell" style:parent-style-name="Default">
      <style:table-cell-properties fo:border-bottom="none" fo:border-left="none" fo:border-right="0.0008in solid #000000" fo:border-top="none" fo:background-color="#ff99cc"/>
    </style:style>
    <style:style style:name="9,2cel-Lawn" style:family="table-cell" style:parent-style-name="Default">
      <style:table-cell-properties fo:border-bottom="0.0008in solid #000000" fo:border-left="0.0008in solid #000000" fo:border-right="0.0008in solid #000000" fo:border-top="none" fo:background-color="#808000"/>
    </style:style>
    <style:style style:name="9,3cel-Lawn" style:family="table-cell" style:parent-style-name="Default">
      <style:table-cell-properties fo:border-bottom="0.0008in solid #000000" fo:border-left="0.0008in solid #000000" fo:border-right="0.0008in solid #000000" fo:border-top="0.0008in solid #000000" fo:background-color="#99cc00"/>
      <style:text-properties fo:font-size="14pt" fo:font-weight="bold"/>
    </style:style>
    <style:style style:name="9,4cel-Lawn" style:family="table-cell" style:parent-style-name="Default">
      <style:table-cell-properties fo:border-bottom="none" fo:border-left="0.0008in solid #000000" fo:border-right="0.0008in solid #000000" fo:border-top="0.0008in solid #000000" fo:background-color="#dddddd"/>
      <style:text-properties fo:color="#800080" fo:font-weight="bold"/>
    </style:style>
    <style:style style:name="9,5cel-Lawn" style:family="table-cell" style:parent-style-name="Default">
      <style:table-cell-properties fo:border-bottom="0.0008in solid #000000" fo:border-left="0.0008in solid #000000" fo:border-right="none" fo:border-top="0.0008in solid #000000" fo:background-color="#ff99cc"/>
    </style:style>
    <style:style style:name="9,6cel-Lawn" style:family="table-cell" style:parent-style-name="Default">
      <style:table-cell-properties fo:border-bottom="0.0008in solid #000000" fo:border-left="none" fo:border-right="none" fo:border-top="none" fo:background-color="#ff99cc"/>
    </style:style>
    <style:style style:name="9,7cel-Lawn" style:family="table-cell" style:parent-style-name="Default">
      <style:table-cell-properties fo:border-bottom="0.0008in solid #000000" fo:border-left="none" fo:border-right="0.0008in solid #000000" fo:border-top="none" fo:background-color="#ff99cc"/>
    </style:style>
    <style:style style:name="9,8cel-Lawn" style:family="table-cell" style:parent-style-name="Default">
      <style:table-cell-properties fo:border-bottom="none" fo:border-left="0.0008in solid #000000" fo:border-right="0.0008in solid #000000" fo:border-top="none" fo:background-color="#c0c0c0"/>
    </style:style>
    <style:style style:name="9,9cel-Lawn" style:family="table-cell" style:parent-style-name="Default">
      <style:table-cell-properties fo:border-bottom="none" fo:border-left="0.0008in solid #000000" fo:border-right="none" fo:border-top="0.0008in solid #000000"/>
    </style:style>
    <style:style style:name="10,2cel-Lawn" style:family="table-cell" style:parent-style-name="Default">
      <style:table-cell-properties fo:border-bottom="none" fo:border-left="none" fo:border-right="none" fo:border-top="0.0008in solid #000000" fo:background-color="#e1c7e1"/>
      <style:text-properties fo:color="#800080" fo:font-weight="bold"/>
    </style:style>
    <style:style style:name="10,3cel-Lawn" style:family="table-cell" style:parent-style-name="Default">
      <style:table-cell-properties fo:border-bottom="0.0008in solid #000000" fo:border-left="none" fo:border-right="none" fo:border-top="0.0008in solid #000000" fo:background-color="#dddddd"/>
      <style:text-properties fo:color="#800080" fo:font-weight="bold"/>
    </style:style>
    <style:style style:name="10,4cel-Lawn" style:family="table-cell" style:parent-style-name="Default">
      <style:table-cell-properties fo:background-color="#dddddd"/>
      <style:text-properties fo:color="#800080" fo:font-weight="bold"/>
    </style:style>
    <style:style style:name="10,5cel-Lawn" style:family="table-cell" style:parent-style-name="Default">
      <style:table-cell-properties fo:border-bottom="0.0008in solid #000000" fo:border-left="none" fo:border-right="0.0008in solid #000000" fo:border-top="0.0008in solid #000000" fo:background-color="#dddddd"/>
      <style:text-properties fo:color="#800080" fo:font-weight="bold"/>
    </style:style>
    <style:style style:name="10,6cel-Lawn" style:family="table-cell" style:parent-style-name="Default">
      <style:table-cell-properties fo:border-bottom="none" fo:border-left="0.0008in solid #000000" fo:border-right="0.0008in solid #000000" fo:border-top="0.0008in solid #000000" fo:background-color="#99cc00"/>
      <style:text-properties fo:font-size="14pt" fo:font-weight="bold"/>
    </style:style>
    <style:style style:name="10,7cel-Lawn" style:family="table-cell" style:parent-style-name="Default">
      <style:table-cell-properties fo:border-bottom="none" fo:border-left="0.0008in solid #000000" fo:border-right="0.0008in solid #000000" fo:border-top="0.0008in solid #000000" fo:background-color="#993300"/>
    </style:style>
    <style:style style:name="10,9cel-Lawn" style:family="table-cell" style:parent-style-name="Default">
      <style:table-cell-properties fo:border-bottom="none" fo:border-left="0.0008in solid #000000" fo:border-right="none" fo:border-top="none"/>
    </style:style>
    <style:style style:name="10,10cel-Lawn" style:family="table-cell" style:parent-style-name="Default">
      <style:table-cell-properties fo:border-bottom="none" fo:border-left="none" fo:border-right="none" fo:border-top="0.0008in solid #000000"/>
    </style:style>
    <style:style style:name="11,2cel-Lawn" style:family="table-cell" style:parent-style-name="Default">
      <style:table-cell-properties fo:border-bottom="none" fo:border-left="none" fo:border-right="0.0008in solid #000000" fo:border-top="none" fo:background-color="#99cc00"/>
      <style:text-properties fo:font-size="14pt" fo:font-weight="bold"/>
    </style:style>
    <style:style style:name="11,4cel-Lawn" style:family="table-cell" style:parent-style-name="Default">
      <style:table-cell-properties fo:border-bottom="none" fo:border-left="0.0008in solid #000000" fo:border-right="0.0008in solid #000000" fo:border-top="none" fo:background-color="#dddddd"/>
      <style:text-properties fo:color="#800080" fo:font-weight="bold"/>
    </style:style>
    <style:style style:name="11,6cel-Lawn" style:family="table-cell" style:parent-style-name="Default">
      <style:table-cell-properties fo:border-bottom="none" fo:border-left="0.0008in solid #000000" fo:border-right="0.0008in solid #000000" fo:border-top="none" fo:background-color="#99cc00"/>
      <style:text-properties fo:font-size="14pt" fo:font-weight="bold"/>
    </style:style>
    <style:style style:name="11,7cel-Lawn" style:family="table-cell" style:parent-style-name="Default">
      <style:table-cell-properties fo:border-bottom="none" fo:border-left="0.0008in solid #000000" fo:border-right="none" fo:border-top="none" fo:background-color="#993300"/>
    </style:style>
    <style:style style:name="12,3cel-Lawn" style:family="table-cell" style:parent-style-name="Default">
      <style:table-cell-properties fo:border-bottom="0.0008in solid #000000" fo:border-left="0.0008in solid #000000" fo:border-right="none" fo:border-top="none" fo:background-color="#dddddd"/>
      <style:text-properties fo:color="#800080" fo:font-weight="bold"/>
    </style:style>
    <style:style style:name="12,5cel-Lawn" style:family="table-cell" style:parent-style-name="Default">
      <style:table-cell-properties fo:border-bottom="0.0008in solid #000000" fo:border-left="none" fo:border-right="0.0008in solid #000000" fo:border-top="none" fo:background-color="#dddddd"/>
      <style:text-properties fo:color="#800080" fo:font-weight="bold"/>
    </style:style>
    <style:style style:name="12,7cel-Lawn" style:family="table-cell" style:parent-style-name="Default">
      <style:table-cell-properties fo:border-bottom="0.0008in solid #000000" fo:border-left="0.0008in solid #000000" fo:border-right="0.0008in solid #000000" fo:border-top="none" fo:background-color="#993300"/>
    </style:style>
    <style:style style:name="13,2cel-Lawn" style:family="table-cell" style:parent-style-name="Default">
      <style:table-cell-properties fo:background-color="#99cc00"/>
      <style:text-properties fo:font-size="14pt" fo:font-weight="bold"/>
    </style:style>
    <style:style style:name="13,3cel-Lawn" style:family="table-cell" style:parent-style-name="Default">
      <style:table-cell-properties fo:border-bottom="none" fo:border-left="none" fo:border-right="0.0008in solid #000000" fo:border-top="0.0008in solid #000000" fo:background-color="#99cc00"/>
      <style:text-properties fo:font-size="14pt" fo:font-weight="bold"/>
    </style:style>
    <style:style style:name="13,5cel-Lawn" style:family="table-cell" style:parent-style-name="Default">
      <style:table-cell-properties fo:border-bottom="none" fo:border-left="0.0008in solid #000000" fo:border-right="none" fo:border-top="0.0008in solid #000000" fo:background-color="#99cc00"/>
      <style:text-properties fo:font-size="14pt" fo:font-weight="bold"/>
    </style:style>
    <style:style style:name="13,7cel-Lawn" style:family="table-cell" style:parent-style-name="Default">
      <style:table-cell-properties fo:border-bottom="0.0008in solid #000000" fo:border-left="0.0008in solid #000000" fo:border-right="none" fo:border-top="0.0008in solid #000000" fo:background-color="#333333"/>
    </style:style>
    <style:style style:name="14,4cel-Lawn" style:family="table-cell" style:parent-style-name="Default">
      <style:table-cell-properties fo:background-color="#99cc00"/>
      <style:text-properties fo:font-size="24pt" fo:color="#00ff00" fo:font-weight="bold"/>
    </style:style>
    <style:style style:name="14,6cel-Lawn" style:family="table-cell" style:parent-style-name="Default">
      <style:table-cell-properties fo:border-bottom="none" fo:border-left="none" fo:border-right="0.0008in solid #000000" fo:border-top="none" fo:background-color="#99ccff"/>
      <style:text-properties fo:font-size="14pt" fo:font-weight="bold"/>
    </style:style>
    <style:style style:name="14,7cel-Lawn" style:family="table-cell" style:parent-style-name="Default">
      <style:table-cell-properties fo:border-bottom="none" fo:border-left="0.0008in solid #000000" fo:border-right="none" fo:border-top="0.0008in solid #000000" fo:background-color="#ff6600"/>
    </style:style>
    <style:style style:name="_col-Balconies" style:family="table-column">
      <style:table-column-properties fo:break-before="auto" style:column-width="1.25in"/>
    </style:style>
    <style:style style:name="_row-Balconies" style:family="table-row">
      <style:table-row-properties style:row-height="0.17708333333333331in" fo:break-before="auto"/>
    </style:style>
    <style:style style:name="1row-Balconies" style:family="table-row">
      <style:table-row-properties style:row-height="1.1770833333333333in" fo:break-before="auto"/>
    </style:style>
    <style:style style:name="1,1cel-Balconies" style:family="table-cell" style:parent-style-name="Default">
      <style:text-properties fo:font-weight="bold"/>
    </style:style>
    <style:style style:name="2,1cel-Balconies" style:family="table-cell" style:parent-style-name="Default">
      <style:table-cell-properties fo:background-color="#c0c0c0"/>
      <style:text-properties fo:font-weight="bold"/>
    </style:style>
    <style:style style:name="4,2cel-Balconies" style:family="table-cell" style:parent-style-name="Default">
      <style:table-cell-properties fo:border-bottom="0.0008in solid #000000" fo:border-left="none" fo:border-right="none" fo:border-top="none"/>
    </style:style>
    <style:style style:name="5,1cel-Balconies" style:family="table-cell" style:parent-style-name="Default">
      <style:table-cell-properties fo:border-bottom="none" fo:border-left="none" fo:border-right="0.0008in solid #000000" fo:border-top="none" fo:background-color="#c0c0c0"/>
      <style:text-properties fo:font-weight="bold"/>
    </style:style>
    <style:style style:name="7,2cel-Balconies" style:family="table-cell" style:parent-style-name="Default">
      <style:table-cell-properties fo:border-bottom="none" fo:border-left="0.0008in solid #000000" fo:border-right="none" fo:border-top="0.0008in solid #000000" fo:background-color="#ebd780"/>
    </style:style>
    <style:style style:name="7,7cel-Balconies" style:family="table-cell" style:parent-style-name="Default">
      <style:table-cell-properties fo:background-color="#ff99cc"/>
    </style:style>
    <style:style style:name="8,2cel-Balconies" style:family="table-cell" style:parent-style-name="Default">
      <style:table-cell-properties fo:border-bottom="0.0008in solid #000000" fo:border-left="0.0008in solid #000000" fo:border-right="0.0008in solid #000000" fo:border-top="none" fo:background-color="#ebd780"/>
    </style:style>
    <style:style style:name="8,5cel-Balconies" style:family="table-cell" style:parent-style-name="Default">
      <style:table-cell-properties fo:border-bottom="0.0008in solid #000000" fo:border-left="0.0008in solid #000000" fo:border-right="0.0008in solid #000000" fo:border-top="none" fo:background-color="#ebd780"/>
      <style:text-properties fo:font-size="24pt" fo:font-weight="bold"/>
    </style:style>
    <style:style style:name="9,2cel-Balconies" style:family="table-cell" style:parent-style-name="Default">
      <style:table-cell-properties fo:border-bottom="none" fo:border-left="0.0008in solid #000000" fo:border-right="none" fo:border-top="0.0008in solid #000000"/>
      <style:text-properties fo:font-size="14pt" fo:font-weight="bold"/>
    </style:style>
    <style:style style:name="9,3cel-Balconies" style:family="table-cell" style:parent-style-name="Default">
      <style:table-cell-properties fo:border-bottom="0.0008in solid #000000" fo:border-left="none" fo:border-right="0.0008in solid #000000" fo:border-top="0.0008in solid #000000" fo:background-color="#c0c0c0"/>
      <style:text-properties fo:font-size="14pt" fo:font-weight="bold"/>
    </style:style>
    <style:style style:name="9,4cel-Balconies" style:family="table-cell" style:parent-style-name="Default">
      <style:table-cell-properties fo:border-bottom="0.0008in solid #000000" fo:border-left="0.0008in solid #000000" fo:border-right="0.0008in solid #000000" fo:border-top="0.0008in solid #000000" fo:background-color="#dddddd"/>
      <style:text-properties fo:color="#800080" fo:font-weight="bold"/>
    </style:style>
    <style:style style:name="9,5cel-Balconies" style:family="table-cell" style:parent-style-name="Default">
      <style:table-cell-properties fo:border-bottom="0.0008in solid #000000" fo:border-left="0.0008in solid #000000" fo:border-right="none" fo:border-top="0.0008in solid #000000" fo:background-color="#c0c0c0"/>
      <style:text-properties fo:font-size="14pt" fo:font-weight="bold"/>
    </style:style>
    <style:style style:name="10,2cel-Balconies" style:family="table-cell" style:parent-style-name="Default">
      <style:table-cell-properties fo:border-bottom="none" fo:border-left="0.0008in solid #000000" fo:border-right="none" fo:border-top="none" fo:background-color="#e1c7e1"/>
      <style:text-properties fo:font-size="14pt" fo:color="#800080" fo:font-weight="bold"/>
    </style:style>
    <style:style style:name="10,3cel-Balconies" style:family="table-cell" style:parent-style-name="Default">
      <style:table-cell-properties fo:border-bottom="0.0008in solid #000000" fo:border-left="none" fo:border-right="none" fo:border-top="0.0008in solid #000000" fo:background-color="#dddddd"/>
      <style:text-properties fo:font-size="14pt" fo:color="#800080" fo:font-weight="bold"/>
    </style:style>
    <style:style style:name="10,4cel-Balconies" style:family="table-cell" style:parent-style-name="Default">
      <style:table-cell-properties fo:border-bottom="none" fo:border-left="none" fo:border-right="0.0008in solid #000000" fo:border-top="0.0008in solid #000000" fo:background-color="#dddddd"/>
      <style:text-properties fo:color="#800080" fo:font-weight="bold"/>
    </style:style>
    <style:style style:name="10,6cel-Balconies" style:family="table-cell" style:parent-style-name="Default">
      <style:table-cell-properties fo:border-bottom="none" fo:border-left="0.0008in solid #000000" fo:border-right="0.0008in solid #000000" fo:border-top="none"/>
      <style:text-properties fo:font-size="14pt" fo:font-weight="bold"/>
    </style:style>
    <style:style style:name="11,3cel-Balconies" style:family="table-cell" style:parent-style-name="Default">
      <style:table-cell-properties fo:border-bottom="0.0008in solid #000000" fo:border-left="0.0008in solid #000000" fo:border-right="none" fo:border-top="0.0008in solid #000000" fo:background-color="#dddddd"/>
      <style:text-properties fo:color="#800080" fo:font-weight="bold"/>
    </style:style>
    <style:style style:name="11,5cel-Balconies" style:family="table-cell" style:parent-style-name="Default">
      <style:table-cell-properties fo:border-bottom="none" fo:border-left="none" fo:border-right="0.0008in solid #000000" fo:border-top="none" fo:background-color="#dddddd"/>
      <style:text-properties fo:color="#800080" fo:font-weight="bold"/>
    </style:style>
    <style:style style:name="12,3cel-Balconies" style:family="table-cell" style:parent-style-name="Default">
      <style:table-cell-properties fo:border-bottom="0.0008in solid #000000" fo:border-left="0.0008in solid #000000" fo:border-right="none" fo:border-top="0.0008in solid #000000" fo:background-color="#dddddd"/>
      <style:text-properties fo:font-size="14pt" fo:color="#800080" fo:font-weight="bold"/>
    </style:style>
    <style:style style:name="12,5cel-Balconies" style:family="table-cell" style:parent-style-name="Default">
      <style:table-cell-properties fo:border-bottom="0.0008in solid #000000" fo:border-left="0.0008in solid #000000" fo:border-right="0.0008in solid #000000" fo:border-top="none" fo:background-color="#dddddd"/>
      <style:text-properties fo:color="#800080" fo:font-weight="bold"/>
    </style:style>
    <style:style style:name="13,2cel-Balconies" style:family="table-cell" style:parent-style-name="Default">
      <style:table-cell-properties fo:border-bottom="none" fo:border-left="0.0008in solid #000000" fo:border-right="none" fo:border-top="none"/>
      <style:text-properties fo:font-size="14pt" fo:font-weight="bold"/>
    </style:style>
    <style:style style:name="13,3cel-Balconies" style:family="table-cell" style:parent-style-name="Default">
      <style:table-cell-properties fo:border-bottom="none" fo:border-left="none" fo:border-right="none" fo:border-top="0.0008in solid #000000" fo:background-color="#c0c0c0"/>
      <style:text-properties fo:font-size="14pt" fo:font-weight="bold"/>
    </style:style>
    <style:style style:name="13,4cel-Balconies" style:family="table-cell" style:parent-style-name="Default">
      <style:table-cell-properties fo:border-bottom="none" fo:border-left="none" fo:border-right="none" fo:border-top="0.0008in solid #000000" fo:background-color="#dddddd"/>
      <style:text-properties fo:font-size="14pt" fo:color="#800080" fo:font-weight="bold"/>
    </style:style>
    <style:style style:name="13,6cel-Balconies" style:family="table-cell" style:parent-style-name="Default">
      <style:table-cell-properties fo:border-bottom="none" fo:border-left="none" fo:border-right="0.0008in solid #000000" fo:border-top="none"/>
      <style:text-properties fo:font-size="14pt" fo:font-weight="bold"/>
    </style:style>
    <style:style style:name="13,7cel-Balconies" style:family="table-cell" style:parent-style-name="Default">
      <style:table-cell-properties fo:border-bottom="none" fo:border-left="0.0008in solid #000000" fo:border-right="none" fo:border-top="none" fo:background-color="#333333"/>
    </style:style>
    <style:style style:name="14,2cel-Balconies" style:family="table-cell" style:parent-style-name="Default">
      <style:table-cell-properties fo:border-bottom="0.0008in solid #000000" fo:border-left="0.0008in solid #000000" fo:border-right="none" fo:border-top="none"/>
      <style:text-properties fo:font-size="14pt" fo:font-weight="bold"/>
    </style:style>
    <style:style style:name="14,3cel-Balconies" style:family="table-cell" style:parent-style-name="Default">
      <style:table-cell-properties fo:border-bottom="0.0008in solid #000000" fo:border-left="none" fo:border-right="none" fo:border-top="none"/>
      <style:text-properties fo:font-size="14pt" fo:font-weight="bold"/>
    </style:style>
    <style:style style:name="14,4cel-Balconies" style:family="table-cell" style:parent-style-name="Default">
      <style:table-cell-properties fo:border-bottom="0.0008in solid #000000" fo:border-left="none" fo:border-right="none" fo:border-top="none"/>
      <style:text-properties fo:font-size="14pt" fo:color="#00ff00" fo:font-weight="bold"/>
    </style:style>
    <style:style style:name="14,6cel-Balconies" style:family="table-cell" style:parent-style-name="Default">
      <style:table-cell-properties fo:border-bottom="0.0008in solid #000000" fo:border-left="none" fo:border-right="0.0008in solid #000000" fo:border-top="none"/>
      <style:text-properties fo:font-size="14pt" fo:font-weight="bold"/>
    </style:style>
    <style:style style:name="14,7cel-Balconies" style:family="table-cell" style:parent-style-name="Default">
      <style:table-cell-properties fo:border-bottom="none" fo:border-left="0.0008in solid #000000" fo:border-right="none" fo:border-top="none" fo:background-color="#ff6600"/>
    </style:style>
    <style:style style:name="15,2cel-Balconies" style:family="table-cell" style:parent-style-name="Default">
      <style:table-cell-properties fo:border-bottom="none" fo:border-left="none" fo:border-right="none" fo:border-top="0.0008in solid #000000" fo:background-color="#c0c0c0"/>
      <style:text-properties fo:font-weight="bold"/>
    </style:style>
    <style:style style:name="_col-Walls" style:family="table-column">
      <style:table-column-properties fo:break-before="auto" style:column-width="1.25in"/>
    </style:style>
    <style:style style:name="_row-Walls" style:family="table-row">
      <style:table-row-properties style:row-height="0.17708333333333331in" fo:break-before="auto"/>
    </style:style>
    <style:style style:name="1row-Walls" style:family="table-row">
      <style:table-row-properties style:row-height="1.15625in" fo:break-before="auto"/>
    </style:style>
    <style:style style:name="6,2cel-Walls" style:family="table-cell" style:parent-style-name="Default">
      <style:table-cell-properties fo:background-color="#ebd780"/>
      <style:paragraph-properties fo:text-align="center"/>
    </style:style>
    <style:style style:name="7,2cel-Walls" style:family="table-cell" style:parent-style-name="Default">
      <style:table-cell-properties fo:background-color="#ebd780"/>
      <style:text-properties fo:font-weight="bold"/>
    </style:style>
    <style:style style:name="7,6cel-Walls" style:family="table-cell" style:parent-style-name="Default">
      <style:table-cell-properties fo:background-color="#ff99cc"/>
    </style:style>
    <style:style style:name="8,6cel-Walls" style:family="table-cell" style:parent-style-name="Default">
      <style:table-cell-properties style:vertical-align="middle" fo:background-color="#ff99cc"/>
      <style:paragraph-properties fo:text-align="center"/>
    </style:style>
    <style:style style:name="9,2cel-Walls" style:family="table-cell" style:parent-style-name="Default">
      <style:text-properties fo:font-size="14pt"/>
    </style:style>
    <style:style style:name="9,3cel-Walls" style:family="table-cell" style:parent-style-name="Default">
      <style:table-cell-properties fo:border-bottom="0.0008in solid #000000" fo:border-left="none" fo:border-right="none" fo:border-top="none"/>
      <style:text-properties fo:font-size="14pt"/>
    </style:style>
    <style:style style:name="9,4cel-Walls" style:family="table-cell" style:parent-style-name="Default">
      <style:table-cell-properties fo:border-bottom="0.0008in solid #000000" fo:border-left="none" fo:border-right="none" fo:border-top="none" fo:background-color="#dddddd"/>
      <style:text-properties fo:font-size="14pt" fo:color="#800080"/>
    </style:style>
    <style:style style:name="9,6cel-Walls" style:family="table-cell" style:parent-style-name="Default">
      <style:table-cell-properties fo:background-color="#ff99cc"/>
      <style:text-properties fo:font-size="14pt"/>
    </style:style>
    <style:style style:name="10,2cel-Walls" style:family="table-cell" style:parent-style-name="Default">
      <style:table-cell-properties fo:border-bottom="none" fo:border-left="none" fo:border-right="0.0008in solid #000000" fo:border-top="none"/>
      <style:text-properties fo:font-size="14pt"/>
    </style:style>
    <style:style style:name="10,3cel-Walls" style:family="table-cell" style:parent-style-name="Default">
      <style:table-cell-properties fo:border-bottom="none" fo:border-left="0.0008in solid #000000" fo:border-right="none" fo:border-top="0.0008in solid #000000" fo:background-color="#dddddd"/>
      <style:text-properties fo:color="#800080" fo:font-weight="bold"/>
    </style:style>
    <style:style style:name="10,6cel-Walls" style:family="table-cell" style:parent-style-name="Default">
      <style:table-cell-properties fo:border-bottom="none" fo:border-left="0.0008in solid #000000" fo:border-right="none" fo:border-top="none"/>
      <style:text-properties fo:font-size="14pt"/>
    </style:style>
    <style:style style:name="13,3cel-Walls" style:family="table-cell" style:parent-style-name="Default">
      <style:table-cell-properties fo:border-bottom="none" fo:border-left="none" fo:border-right="none" fo:border-top="0.0008in solid #000000"/>
      <style:text-properties fo:font-size="14pt"/>
    </style:style>
    <style:style style:name="_col-Watchtowers" style:family="table-column">
      <style:table-column-properties fo:break-before="auto" style:column-width="1.25in"/>
    </style:style>
    <style:style style:name="_row-Watchtowers" style:family="table-row">
      <style:table-row-properties style:row-height="0.17708333333333331in" fo:break-before="auto"/>
    </style:style>
    <style:style style:name="1col-Watchtowers" style:family="table-column">
      <style:table-column-properties fo:break-before="auto" style:column-width="1.1979166666666665in"/>
    </style:style>
    <style:style style:name="5,2cel-Watchtowers" style:family="table-cell" style:parent-style-name="Default">
      <style:table-cell-properties fo:background-color="#ffffff"/>
    </style:style>
    <style:style style:name="9,4cel-Watchtowers" style:family="table-cell" style:parent-style-name="Default">
      <style:table-cell-properties fo:background-color="#ffffff"/>
      <style:text-properties fo:font-size="14pt" fo:color="#800080"/>
    </style:style>
    <style:style style:name="12,4cel-Watchtowers" style:family="table-cell" style:parent-style-name="Default">
      <style:table-cell-properties fo:border-bottom="none" fo:border-left="none" fo:border-right="none" fo:border-top="0.0008in solid #000000" fo:background-color="#dddddd"/>
      <style:text-properties fo:color="#800080" fo:font-weight="bold"/>
    </style:style>
    <style:style style:name="_col-Crawlway" style:family="table-column">
      <style:table-column-properties fo:break-before="auto" style:column-width="1.25in"/>
    </style:style>
    <style:style style:name="_row-Crawlway" style:family="table-row">
      <style:table-row-properties style:row-height="0.17708333333333331in" fo:break-before="auto"/>
    </style:style>
    <style:style style:name="1col-Crawlway" style:family="table-column">
      <style:table-column-properties fo:break-before="auto" style:column-width="1.0625in"/>
    </style:style>
    <style:style style:name="1row-Crawlway" style:family="table-row">
      <style:table-row-properties style:row-height="1.09375in" fo:break-before="auto"/>
    </style:style>
    <style:style style:name="7,2cel-Crawlway" style:family="table-cell" style:parent-style-name="Default">
      <style:table-cell-properties fo:background-color="#ffffff"/>
      <style:text-properties fo:font-weight="bold"/>
    </style:style>
    <style:style style:name="9,4cel-Crawlway" style:family="table-cell" style:parent-style-name="Default">
      <style:table-cell-properties fo:background-color="#ffffff"/>
      <style:text-properties fo:font-size="14pt" fo:color="#000000"/>
    </style:style>
    <style:style style:name="10,4cel-Crawlway" style:family="table-cell" style:parent-style-name="Default">
      <style:table-cell-properties fo:border-bottom="0.0008in solid #000000" fo:border-left="none" fo:border-right="none" fo:border-top="none" fo:background-color="#ffffff"/>
      <style:text-properties fo:font-size="14pt" fo:color="#000000"/>
    </style:style>
    <style:style style:name="10,5cel-Crawlway" style:family="table-cell" style:parent-style-name="Default">
      <style:table-cell-properties fo:background-color="#dddddd"/>
      <style:text-properties fo:font-size="12pt" fo:color="#800080" fo:font-weight="bold"/>
    </style:style>
    <style:style style:name="11,3cel-Crawlway" style:family="table-cell" style:parent-style-name="Default">
      <style:table-cell-properties fo:border-bottom="none" fo:border-left="none" fo:border-right="0.0008in solid #000000" fo:border-top="none" fo:background-color="#ffffff"/>
      <style:text-properties fo:font-size="14pt" fo:color="#000000"/>
    </style:style>
    <style:style style:name="11,5cel-Crawlway" style:family="table-cell" style:parent-style-name="Default">
      <style:table-cell-properties fo:border-bottom="none" fo:border-left="0.0008in solid #000000" fo:border-right="none" fo:border-top="none" fo:background-color="#ffffff"/>
      <style:text-properties fo:font-size="14pt" fo:color="#000000"/>
    </style:style>
    <style:style style:name="12,4cel-Crawlway" style:family="table-cell" style:parent-style-name="Default">
      <style:table-cell-properties fo:border-bottom="none" fo:border-left="none" fo:border-right="none" fo:border-top="0.0008in solid #000000" fo:background-color="#ffffff"/>
      <style:text-properties fo:font-size="14pt" fo:color="#000000"/>
    </style:style>
    <style:style style:name="_col-Tower Top" style:family="table-column">
      <style:table-column-properties fo:break-before="auto" style:column-width="1.25in"/>
    </style:style>
    <style:style style:name="_row-Tower Top" style:family="table-row">
      <style:table-row-properties style:row-height="0.17708333333333331in" fo:break-before="auto"/>
    </style:style>
    <style:style style:name="1col-Tower Top" style:family="table-column">
      <style:table-column-properties fo:break-before="auto" style:column-width="1.03125in"/>
    </style:style>
    <style:style style:name="1row-Tower Top" style:family="table-row">
      <style:table-row-properties style:row-height="1.0625in" fo:break-before="auto"/>
    </style:style>
    <style:style style:name="10,5cel-Tower Top" style:family="table-cell" style:parent-style-name="Default">
      <style:table-cell-properties fo:background-color="#ffffff"/>
      <style:text-properties fo:font-size="12pt" fo:color="#800080" fo:font-weight="bold"/>
    </style:style>
    <style:style style:name="_col-Sky" style:family="table-column">
      <style:table-column-properties fo:break-before="auto" style:column-width="1.25in"/>
    </style:style>
    <style:style style:name="_row-Sky" style:family="table-row">
      <style:table-row-properties style:row-height="0.17708333333333331in" fo:break-before="auto"/>
    </style:style>
    <style:style style:name="11,9cel-Sky" style:family="table-cell" style:parent-style-name="Default">
      <style:text-properties fo:font-style="italic"/>
    </style:style>
  </office:automatic-styles>
  <office:body>
    <office:spreadsheet>
      <table:table table:name="Lawn">
        <table:table-column table:style-name="1col-Lawn" table:number-columns-repeated="20" table:default-cell-style-name="Default"/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 office:value-type="string">
            <text:p>N Ma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 office:value-type="string">
            <text:p>N Main</text:p>
            <text:p>(0,11,0)</text:p>
          </table:table-cell>
          <table:table-cell table:style-name="4,2cel-Lawn" office:value-type="string">
            <text:p>Perimeter</text:p>
          </table:table-cell>
          <table:table-cell table:style-name="2,1cel-Lawn" office:value-type="string">
            <text:p>Perimeter</text:p>
          </table:table-cell>
          <table:table-cell table:style-name="2,1cel-Lawn" office:value-type="string">
            <text:p>Perimeter</text:p>
          </table:table-cell>
          <table:table-cell table:style-name="4,2cel-Lawn" office:value-type="string">
            <text:p>Perimete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5,1cel-Lawn" office:value-type="string">
            <text:p>N Main</text:p>
          </table:table-cell>
          <table:table-cell table:style-name="5,2cel-Lawn" office:value-type="string">
            <text:p>A Small, Disorganized Office</text:p>
          </table:table-cell>
          <table:table-cell table:style-name="5,3cel-Lawn" office:value-type="string">
            <text:p>An Entryway</text:p>
          </table:table-cell>
          <table:table-cell table:style-name="5,4cel-Lawn" office:value-type="string">
            <text:p>A Small, Ornate Bedroom</text:p>
          </table:table-cell>
          <table:table-cell table:style-name="5,5cel-Lawn" office:value-type="string">
            <text:p>A Scummy Kitchen</text:p>
          </table:table-cell>
          <table:table-cell table:style-name="5,6cel-Lawn" office:value-type="string">
            <text:p>Perimete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5,1cel-Lawn" office:value-type="string">
            <text:p>N Main</text:p>
          </table:table-cell>
          <table:table-cell table:style-name="5,2cel-Lawn" office:value-type="string">
            <text:p>A Metal Stairwell</text:p>
          </table:table-cell>
          <table:table-cell table:style-name="6,3cel-Lawn" office:value-type="string">
            <text:p>A Dull Hallway</text:p>
          </table:table-cell>
          <table:table-cell table:style-name="6,3cel-Lawn" office:value-type="string">
            <text:p>A Mess Hall</text:p>
          </table:table-cell>
          <table:table-cell table:style-name="5,3cel-Lawn" office:value-type="string">
            <text:p>A Mess Hall</text:p>
          </table:table-cell>
          <table:table-cell table:style-name="6,6cel-Lawn" office:value-type="string">
            <text:p>Stairwell</text:p>
          </table:table-cell>
          <table:table-cell table:style-name="5,6cel-Lawn" office:value-type="string">
            <text:p>Perimete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 office:value-type="string">
            <text:p>N Main </text:p>
            <text:p>(0,8,0)</text:p>
          </table:table-cell>
          <table:table-cell table:style-name="7,2cel-Lawn" office:value-type="string">
            <text:p>An Entryway</text:p>
          </table:table-cell>
          <table:table-cell table:style-name="7,3cel-Lawn" office:value-type="string">
            <text:p>Hallway</text:p>
            <text:p>Picture of King's Daughter</text:p>
          </table:table-cell>
          <table:table-cell table:style-name="6,3cel-Lawn" office:value-type="string">
            <text:p>A Mess Hall</text:p>
          </table:table-cell>
          <table:table-cell table:style-name="7,5cel-Lawn" office:value-type="string">
            <text:p>A Mess Hall</text:p>
          </table:table-cell>
          <table:table-cell table:style-name="7,6cel-Lawn" office:value-type="string">
            <text:p>Private Room</text:p>
          </table:table-cell>
          <table:table-cell table:style-name="7,7cel-Lawn" office:value-type="string">
            <text:p>Entryway</text:p>
          </table:table-cell>
          <table:table-cell table:style-name="2,1cel-Lawn" office:value-type="string">
            <text:p>Perimete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5,1cel-Lawn" office:value-type="string">
            <text:p>N Main</text:p>
          </table:table-cell>
          <table:table-cell table:style-name="8,2cel-Lawn" office:value-type="string">
            <text:p>A Tidy Office</text:p>
          </table:table-cell>
          <table:table-cell table:style-name="5,2cel-Lawn" office:value-type="string">
            <text:p>A Small Latrine</text:p>
          </table:table-cell>
          <table:table-cell table:style-name="7,3cel-Lawn" office:value-type="string">
            <text:p>A Narrow hallway</text:p>
          </table:table-cell>
          <table:table-cell table:style-name="8,5cel-Lawn" office:value-type="string">
            <text:p>A Small Office</text:p>
          </table:table-cell>
          <table:table-cell table:style-name="7,7cel-Lawn" office:value-type="string">
            <text:p>Back of the Main Floor</text:p>
          </table:table-cell>
          <table:table-cell table:style-name="8,7cel-Lawn" office:value-type="string">
            <text:p>Front of the Main Floor</text:p>
          </table:table-cell>
          <table:table-cell table:style-name="5,6cel-Lawn" office:value-type="string">
            <text:p>Park Ave</text:p>
          </table:table-cell>
          <table:table-cell table:style-name="4,2cel-Lawn" office:value-type="string">
            <text:p>Perimete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5,1cel-Lawn" office:value-type="string">
            <text:p>N Main</text:p>
          </table:table-cell>
          <table:table-cell table:style-name="9,2cel-Lawn" office:value-type="string">
            <text:p>Training Yard</text:p>
            <text:p>(Outside)</text:p>
            <text:p>Surrounded by a high fence</text:p>
          </table:table-cell>
          <table:table-cell table:style-name="9,3cel-Lawn" office:value-type="string">
            <text:p>GHPW</text:p>
            <text:p>Pipeweed Patch</text:p>
            <text:p>(2,6,0)</text:p>
          </table:table-cell>
          <table:table-cell table:style-name="9,4cel-Lawn" office:value-type="string">
            <text:p>The Business Office</text:p>
          </table:table-cell>
          <table:table-cell table:style-name="9,5cel-Lawn" office:value-type="string">
            <text:p>Kitchen</text:p>
          </table:table-cell>
          <table:table-cell table:style-name="9,6cel-Lawn" office:value-type="string">
            <text:p>Serving Station</text:p>
          </table:table-cell>
          <table:table-cell table:style-name="9,7cel-Lawn" office:value-type="string">
            <text:p>Under the Staircase</text:p>
          </table:table-cell>
          <table:table-cell table:style-name="9,8cel-Lawn" office:value-type="string">
            <text:p>Park Ave</text:p>
          </table:table-cell>
          <table:table-cell table:style-name="9,9cel-Lawn"/>
          <table:table-cell table:style-name="4,2cel-Lawn" office:value-type="string">
            <text:p>Perimete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 office:value-type="string">
            <text:p>N Main </text:p>
            <text:p>(0,5,0)</text:p>
          </table:table-cell>
          <table:table-cell table:style-name="10,2cel-Lawn" office:value-type="string">
            <text:p>Walkway</text:p>
          </table:table-cell>
          <table:table-cell table:style-name="10,3cel-Lawn" office:value-type="string">
            <text:p>Servant's Quarters</text:p>
          </table:table-cell>
          <table:table-cell table:style-name="10,4cel-Lawn" office:value-type="string">
            <text:p>Dining Room</text:p>
          </table:table-cell>
          <table:table-cell table:style-name="10,5cel-Lawn" office:value-type="string">
            <text:p>Kitchen</text:p>
          </table:table-cell>
          <table:table-cell table:style-name="10,6cel-Lawn" office:value-type="string">
            <text:p>GHPW</text:p>
            <text:p>(5,5,0)</text:p>
          </table:table-cell>
          <table:table-cell table:style-name="10,7cel-Lawn" office:value-type="string">
            <text:p>The History of Grimhaven</text:p>
          </table:table-cell>
          <table:table-cell table:style-name="9,8cel-Lawn" office:value-type="string">
            <text:p>Park Ave</text:p>
          </table:table-cell>
          <table:table-cell table:style-name="10,9cel-Lawn"/>
          <table:table-cell table:style-name="10,10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 office:value-type="string">
            <text:p>N Main</text:p>
          </table:table-cell>
          <table:table-cell table:style-name="11,2cel-Lawn" office:value-type="string">
            <text:p>GHPW</text:p>
            <text:p>(1,4,0)</text:p>
          </table:table-cell>
          <table:table-cell table:style-name="9,4cel-Lawn" office:value-type="string">
            <text:p>Staircase</text:p>
          </table:table-cell>
          <table:table-cell table:style-name="11,4cel-Lawn" office:value-type="string">
            <text:p>Entrance Hall</text:p>
          </table:table-cell>
          <table:table-cell table:style-name="9,4cel-Lawn" office:value-type="string">
            <text:p>Top of Staircase</text:p>
          </table:table-cell>
          <table:table-cell table:style-name="11,6cel-Lawn" office:value-type="string">
            <text:p>GHPW</text:p>
            <text:p>(5,4,0)</text:p>
          </table:table-cell>
          <table:table-cell table:style-name="11,7cel-Lawn" office:value-type="string">
            <text:p>Museum Entrance</text:p>
          </table:table-cell>
          <table:table-cell table:style-name="2,1cel-Lawn" office:value-type="string">
            <text:p>Park Av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 office:value-type="string">
            <text:p>N Main</text:p>
          </table:table-cell>
          <table:table-cell table:style-name="11,2cel-Lawn" office:value-type="string">
            <text:p>GHPW</text:p>
            <text:p>(1,3,0)</text:p>
          </table:table-cell>
          <table:table-cell table:style-name="12,3cel-Lawn" office:value-type="string">
            <text:p>Alcove</text:p>
          </table:table-cell>
          <table:table-cell table:style-name="10,4cel-Lawn" office:value-type="string">
            <text:p>Palace Foyer</text:p>
          </table:table-cell>
          <table:table-cell table:style-name="12,5cel-Lawn" office:value-type="string">
            <text:p>Back Passage</text:p>
          </table:table-cell>
          <table:table-cell table:style-name="11,6cel-Lawn" office:value-type="string">
            <text:p>GHPW</text:p>
            <text:p>(5,3,0)</text:p>
          </table:table-cell>
          <table:table-cell table:style-name="12,7cel-Lawn" office:value-type="string">
            <text:p>Hall of Imperia</text:p>
          </table:table-cell>
          <table:table-cell table:style-name="5,6cel-Lawn" office:value-type="string">
            <text:p>Park Av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 office:value-type="string">
            <text:p>N Main</text:p>
          </table:table-cell>
          <table:table-cell table:style-name="13,2cel-Lawn" office:value-type="string">
            <text:p>GHPW</text:p>
            <text:p>(1,2,0)</text:p>
          </table:table-cell>
          <table:table-cell table:style-name="13,3cel-Lawn" office:value-type="string">
            <text:p>GHPW</text:p>
            <text:p>(2,2,0)</text:p>
          </table:table-cell>
          <table:table-cell table:style-name="11,4cel-Lawn" office:value-type="string">
            <text:p>Entryway To Palace</text:p>
          </table:table-cell>
          <table:table-cell table:style-name="13,5cel-Lawn" office:value-type="string">
            <text:p>GHPW</text:p>
            <text:p>(4,2,0)</text:p>
          </table:table-cell>
          <table:table-cell table:style-name="11,2cel-Lawn" office:value-type="string">
            <text:p>GHPW</text:p>
            <text:p>(5,2,0)</text:p>
          </table:table-cell>
          <table:table-cell table:style-name="13,7cel-Lawn" office:value-type="string">
            <text:p>The Business Office of the SneezyMUD Herald</text:p>
          </table:table-cell>
          <table:table-cell table:style-name="2,1cel-Lawn" office:value-type="string">
            <text:p>Park Av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 office:value-type="string">
            <text:p>N Main</text:p>
          </table:table-cell>
          <table:table-cell table:style-name="13,2cel-Lawn" office:value-type="string">
            <text:p>GHPW</text:p>
            <text:p>(1,1,0)</text:p>
          </table:table-cell>
          <table:table-cell table:style-name="13,2cel-Lawn" office:value-type="string">
            <text:p>GHPW</text:p>
            <text:p>(2,1,0)</text:p>
          </table:table-cell>
          <table:table-cell table:style-name="14,4cel-Lawn" office:value-type="string">
            <text:p>Front Lawn</text:p>
          </table:table-cell>
          <table:table-cell table:style-name="13,2cel-Lawn" office:value-type="string">
            <text:p>GHPW</text:p>
            <text:p>(4,1,0)</text:p>
          </table:table-cell>
          <table:table-cell table:style-name="14,6cel-Lawn" office:value-type="string">
            <text:p>GHPW</text:p>
            <text:p>(5,1,0)</text:p>
          </table:table-cell>
          <table:table-cell table:style-name="14,7cel-Lawn" office:value-type="string">
            <text:p>Grimhaven Shipping Office</text:p>
          </table:table-cell>
          <table:table-cell table:style-name="2,1cel-Lawn" office:value-type="string">
            <text:p>Park Av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 office:value-type="string">
            <text:p>CS</text:p>
          </table:table-cell>
          <table:table-cell table:style-name="2,1cel-Lawn" office:value-type="string">
            <text:p>E Kings</text:p>
          </table:table-cell>
          <table:table-cell table:style-name="2,1cel-Lawn" office:value-type="string">
            <text:p>E Kings</text:p>
          </table:table-cell>
          <table:table-cell table:style-name="2,1cel-Lawn" office:value-type="string">
            <text:p>E Kings</text:p>
          </table:table-cell>
          <table:table-cell table:style-name="2,1cel-Lawn" office:value-type="string">
            <text:p>E Kings</text:p>
          </table:table-cell>
          <table:table-cell table:style-name="2,1cel-Lawn" office:value-type="string">
            <text:p>E Kings</text:p>
          </table:table-cell>
          <table:table-cell table:style-name="2,1cel-Lawn" office:value-type="string">
            <text:p>E Kings</text:p>
          </table:table-cell>
          <table:table-cell table:style-name="2,1cel-Lawn" office:value-type="string">
            <text:p>E Kings</text:p>
          </table:table-cell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 office:value-type="string">
            <text:p>S Ma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 office:value-type="string">
            <text:p>S Ma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 office:value-type="string">
            <text:p>S Ma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 office:value-type="string">
            <text:p>S Ma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Lawn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alconies">
        <table:table-column table:style-name="_col-Balconies" table:number-columns-repeated="20" table:default-cell-style-name="Default"/>
        <table:table-row table:style-name="1row-Balconies">
          <table:table-cell table:style-name="1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2,1cel-Balconies"/>
          <table:table-cell table:style-name="4,2cel-Balconies"/>
          <table:table-cell table:style-name="4,2cel-Balconies"/>
          <table:table-cell table:style-name="4,2cel-Balconies"/>
          <table:table-cell table:style-name="4,2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5,1cel-Balconies"/>
          <table:table-cell table:style-name="5,2cel-Lawn" office:value-type="string">
            <text:p>A Small Storage Room</text:p>
          </table:table-cell>
          <table:table-cell table:style-name="7,2cel-Lawn" office:value-type="string">
            <text:p>The Barracks</text:p>
          </table:table-cell>
          <table:table-cell table:style-name="7,2cel-Lawn" office:value-type="string">
            <text:p>In the Barracks</text:p>
          </table:table-cell>
          <table:table-cell table:style-name="5,5cel-Lawn" office:value-type="string">
            <text:p>In the Barracks</text:p>
          </table:table-cell>
          <table:table-cell table:style-name="10,9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5,1cel-Balconies"/>
          <table:table-cell table:style-name="5,2cel-Lawn" office:value-type="string">
            <text:p>The Middle of a Stairwell</text:p>
          </table:table-cell>
          <table:table-cell table:style-name="6,3cel-Lawn" office:value-type="string">
            <text:p>A Wooden Hallway</text:p>
          </table:table-cell>
          <table:table-cell table:style-name="7,3cel-Lawn" office:value-type="string">
            <text:p>In the Barracks</text:p>
          </table:table-cell>
          <table:table-cell table:style-name="7,5cel-Lawn" office:value-type="string">
            <text:p>In the Barracks</text:p>
          </table:table-cell>
          <table:table-cell table:style-name="10,9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5,1cel-Balconies" office:value-type="string">
            <text:p>(0,8,1)</text:p>
          </table:table-cell>
          <table:table-cell table:style-name="7,2cel-Balconies" office:value-type="string">
            <text:p>A Small Office</text:p>
          </table:table-cell>
          <table:table-cell table:style-name="6,3cel-Lawn" office:value-type="string">
            <text:p>End of a Hallway</text:p>
          </table:table-cell>
          <table:table-cell table:style-name="7,2cel-Lawn" office:value-type="string">
            <text:p>A Large Office</text:p>
          </table:table-cell>
          <table:table-cell table:style-name="5,5cel-Lawn" office:value-type="string">
            <text:p>A Large Bedroom</text:p>
            <text:p>(Locked panel)</text:p>
          </table:table-cell>
          <table:table-cell table:style-name="7,7cel-Lawn" office:value-type="string">
            <text:p>Northwest Corner of the Balcony</text:p>
          </table:table-cell>
          <table:table-cell table:style-name="7,7cel-Balconies" office:value-type="string">
            <text:p>North Side of the Balcon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5,1cel-Balconies"/>
          <table:table-cell table:style-name="8,2cel-Balconies" office:value-type="string">
            <text:p>Simple Living Quarters</text:p>
          </table:table-cell>
          <table:table-cell table:style-name="8,2cel-Balconies" office:value-type="string">
            <text:p>A Clean Latrine</text:p>
          </table:table-cell>
          <table:table-cell table:style-name="8,2cel-Balconies" office:value-type="string">
            <text:p>A Peaceful Study</text:p>
          </table:table-cell>
          <table:table-cell table:style-name="8,5cel-Balconies" office:value-type="string">
            <text:p>??</text:p>
          </table:table-cell>
          <table:table-cell table:style-name="7,7cel-Lawn" office:value-type="string">
            <text:p>West Side of the Balcon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5,1cel-Balconies"/>
          <table:table-cell table:style-name="9,2cel-Balconies" office:value-type="string">
            <text:p>GHPW</text:p>
            <text:p>(1,6,1)</text:p>
          </table:table-cell>
          <table:table-cell table:style-name="9,3cel-Balconies" office:value-type="string">
            <text:p>GHPW</text:p>
            <text:p>(2,6,1)</text:p>
            <text:p>Prince's Balcony</text:p>
          </table:table-cell>
          <table:table-cell table:style-name="9,4cel-Balconies" office:value-type="string">
            <text:p>Meeting Room</text:p>
          </table:table-cell>
          <table:table-cell table:style-name="9,5cel-Balconies" office:value-type="string">
            <text:p>GHPW</text:p>
            <text:p>(4,6,1)</text:p>
            <text:p>King's Smoking Balcony</text:p>
          </table:table-cell>
          <table:table-cell table:style-name="7,7cel-Balconies" office:value-type="string">
            <text:p>Southwest Corner of the Balcony</text:p>
          </table:table-cell>
          <table:table-cell table:style-name="7,7cel-Balconies" office:value-type="string">
            <text:p>South Side of the Balcon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5,1cel-Balconies" office:value-type="string">
            <text:p>(0,5,1)</text:p>
          </table:table-cell>
          <table:table-cell table:style-name="10,2cel-Balconies" office:value-type="string">
            <text:p>GHPW</text:p>
            <text:p>(1,5,1)</text:p>
          </table:table-cell>
          <table:table-cell table:style-name="10,3cel-Balconies" office:value-type="string">
            <text:p>GHPW</text:p>
            <text:p>(2,5,1)</text:p>
          </table:table-cell>
          <table:table-cell table:style-name="10,4cel-Balconies" office:value-type="string">
            <text:p>Prince's Room</text:p>
          </table:table-cell>
          <table:table-cell table:style-name="9,4cel-Lawn" office:value-type="string">
            <text:p>King's Bedroom</text:p>
          </table:table-cell>
          <table:table-cell table:style-name="10,6cel-Balconies" office:value-type="string">
            <text:p>GHPW</text:p>
            <text:p>(5,5,1)</text:p>
          </table:table-cell>
          <table:table-cell table:style-name="11,7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5,1cel-Balconies"/>
          <table:table-cell table:style-name="10,6cel-Balconies" office:value-type="string">
            <text:p>GHPW</text:p>
            <text:p>(1,4,1)</text:p>
          </table:table-cell>
          <table:table-cell table:style-name="11,3cel-Balconies" office:value-type="string">
            <text:p>Staircase</text:p>
          </table:table-cell>
          <table:table-cell table:style-name="10,4cel-Lawn" office:value-type="string">
            <text:p>Hallway</text:p>
          </table:table-cell>
          <table:table-cell table:style-name="11,5cel-Balconies" office:value-type="string">
            <text:p>Hallway</text:p>
          </table:table-cell>
          <table:table-cell table:style-name="10,6cel-Balconies" office:value-type="string">
            <text:p>GHPW</text:p>
            <text:p>(5,4,1)</text:p>
          </table:table-cell>
          <table:table-cell table:style-name="11,7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5,1cel-Balconies"/>
          <table:table-cell table:style-name="10,6cel-Balconies" office:value-type="string">
            <text:p>GHPW</text:p>
            <text:p>(1,3,1)</text:p>
          </table:table-cell>
          <table:table-cell table:style-name="12,3cel-Balconies" office:value-type="string">
            <text:p>GHPW</text:p>
            <text:p>(2,3,1)</text:p>
            <text:p>Princess' Vanity</text:p>
          </table:table-cell>
          <table:table-cell table:style-name="12,5cel-Lawn" office:value-type="string">
            <text:p>Princess' Room</text:p>
          </table:table-cell>
          <table:table-cell table:style-name="12,5cel-Balconies" office:value-type="string">
            <text:p>Queen's Bedroom</text:p>
          </table:table-cell>
          <table:table-cell table:style-name="10,6cel-Balconies" office:value-type="string">
            <text:p>GHPW</text:p>
            <text:p>(5,3,1)</text:p>
          </table:table-cell>
          <table:table-cell table:style-name="11,7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5,1cel-Balconies"/>
          <table:table-cell table:style-name="13,2cel-Balconies" office:value-type="string">
            <text:p>GHPW</text:p>
            <text:p>(1,2,1)</text:p>
          </table:table-cell>
          <table:table-cell table:style-name="13,3cel-Balconies" office:value-type="string">
            <text:p>GHPW</text:p>
            <text:p>(2,2,1)</text:p>
            <text:p>Princess' Balcony</text:p>
          </table:table-cell>
          <table:table-cell table:style-name="13,4cel-Balconies" office:value-type="string">
            <text:p>GHPW</text:p>
            <text:p>(3,2,1)</text:p>
          </table:table-cell>
          <table:table-cell table:style-name="13,3cel-Balconies" office:value-type="string">
            <text:p>GHPW</text:p>
            <text:p>(4,2,1)</text:p>
            <text:p>Queen's Balcony</text:p>
          </table:table-cell>
          <table:table-cell table:style-name="13,6cel-Balconies" office:value-type="string">
            <text:p>GHPW</text:p>
            <text:p>(5,2,1)</text:p>
          </table:table-cell>
          <table:table-cell table:style-name="13,7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5,1cel-Balconies"/>
          <table:table-cell table:style-name="14,2cel-Balconies" office:value-type="string">
            <text:p>GHPW</text:p>
            <text:p>(1,1,1)</text:p>
          </table:table-cell>
          <table:table-cell table:style-name="14,3cel-Balconies" office:value-type="string">
            <text:p>GHPW</text:p>
            <text:p>(2,1,1)</text:p>
          </table:table-cell>
          <table:table-cell table:style-name="14,4cel-Balconies" office:value-type="string">
            <text:p>GHPW</text:p>
            <text:p>(3,1,1)</text:p>
          </table:table-cell>
          <table:table-cell table:style-name="14,3cel-Balconies" office:value-type="string">
            <text:p>GHPW</text:p>
            <text:p>(4,1,1)</text:p>
          </table:table-cell>
          <table:table-cell table:style-name="14,6cel-Balconies" office:value-type="string">
            <text:p>GHPW</text:p>
            <text:p>(5,1,1)</text:p>
          </table:table-cell>
          <table:table-cell table:style-name="14,7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2,1cel-Balconies" office:value-type="string">
            <text:p>CS</text:p>
          </table:table-cell>
          <table:table-cell table:style-name="15,2cel-Balconies"/>
          <table:table-cell table:style-name="15,2cel-Balconies"/>
          <table:table-cell table:style-name="15,2cel-Balconies"/>
          <table:table-cell table:style-name="15,2cel-Balconies"/>
          <table:table-cell table:style-name="15,2cel-Balconies"/>
          <table:table-cell table:style-name="2,1cel-Balconies"/>
          <table:table-cell table:style-name="2,1cel-Balconies"/>
          <table:table-cell table:style-name="2,1cel-Balconies"/>
          <table:table-cell table:style-name="1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Balconie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lls">
        <table:table-column table:style-name="_col-Walls" table:number-columns-repeated="20" table:default-cell-style-name="Default"/>
        <table:table-row table:style-name="1row-Walls">
          <table:table-cell table:style-name="1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6,3cel-Lawn"/>
          <table:table-cell table:style-name="6,3cel-Lawn"/>
          <table:table-cell table:style-name="6,3cel-Lawn"/>
          <table:table-cell table:style-name="6,3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6,2cel-Walls" table:number-columns-spanned="4" office:value-type="string">
            <text:p>roof of barracks</text:p>
          </table:table-cell>
          <table:covered-table-cell table:number-columns-repeated="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 office:value-type="string">
            <text:p>(0,8,2)</text:p>
          </table:table-cell>
          <table:table-cell table:style-name="7,2cel-Walls" office:value-type="string">
            <text:p>High Up in a Watch-tower</text:p>
          </table:table-cell>
          <table:table-cell table:style-name="6,3cel-Lawn"/>
          <table:table-cell table:style-name="6,3cel-Lawn"/>
          <table:table-cell table:style-name="6,3cel-Lawn"/>
          <table:table-cell table:style-name="7,6cel-Walls" table:number-columns-spanned="2"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6,3cel-Lawn"/>
          <table:table-cell table:style-name="6,3cel-Lawn"/>
          <table:table-cell table:style-name="6,3cel-Lawn"/>
          <table:table-cell table:style-name="6,3cel-Lawn"/>
          <table:table-cell table:style-name="8,6cel-Walls" table:number-columns-spanned="2" office:value-type="string">
            <text:p>roof of adders</text:p>
          </table:table-cell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9,2cel-Walls" office:value-type="string">
            <text:p>GHPW</text:p>
            <text:p>(1,6,2)</text:p>
          </table:table-cell>
          <table:table-cell table:style-name="9,3cel-Walls" office:value-type="string">
            <text:p>GHPW</text:p>
            <text:p>(2,6,2)</text:p>
          </table:table-cell>
          <table:table-cell table:style-name="9,4cel-Walls" office:value-type="string">
            <text:p>GHPW</text:p>
            <text:p>(3,6,2)</text:p>
          </table:table-cell>
          <table:table-cell table:style-name="9,3cel-Walls" office:value-type="string">
            <text:p>GHPW</text:p>
            <text:p>(4,6,2)</text:p>
          </table:table-cell>
          <table:table-cell table:style-name="9,6cel-Walls" table:number-columns-spanned="2"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 office:value-type="string">
            <text:p>(0,5,2)</text:p>
          </table:table-cell>
          <table:table-cell table:style-name="10,2cel-Walls" office:value-type="string">
            <text:p>GHPW</text:p>
            <text:p>(1,5,2)</text:p>
          </table:table-cell>
          <table:table-cell table:style-name="10,3cel-Walls" office:value-type="string">
            <text:p>Base of Watchtower</text:p>
          </table:table-cell>
          <table:table-cell table:style-name="10,3cel-Lawn" office:value-type="string">
            <text:p>Crawlway</text:p>
          </table:table-cell>
          <table:table-cell table:style-name="10,5cel-Lawn" office:value-type="string">
            <text:p>Base of Watchtower</text:p>
          </table:table-cell>
          <table:table-cell table:style-name="10,6cel-Walls" office:value-type="string">
            <text:p>GHPW</text:p>
            <text:p>(5,5,2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10,2cel-Walls" office:value-type="string">
            <text:p>GHPW</text:p>
            <text:p>(1,4,2)</text:p>
          </table:table-cell>
          <table:table-cell table:style-name="12,3cel-Lawn" office:value-type="string">
            <text:p>Palace Landing</text:p>
          </table:table-cell>
          <table:table-cell table:style-name="10,3cel-Lawn" office:value-type="string">
            <text:p>Middle Junction</text:p>
          </table:table-cell>
          <table:table-cell table:style-name="10,4cel-Balconies" office:value-type="string">
            <text:p>End Room</text:p>
          </table:table-cell>
          <table:table-cell table:style-name="10,6cel-Walls" office:value-type="string">
            <text:p>GHPW</text:p>
            <text:p>(5,4,2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10,2cel-Walls" office:value-type="string">
            <text:p>GHPW</text:p>
            <text:p>(1,3,2)</text:p>
          </table:table-cell>
          <table:table-cell table:style-name="11,3cel-Balconies" office:value-type="string">
            <text:p>Base of Watchtower</text:p>
          </table:table-cell>
          <table:table-cell table:style-name="10,3cel-Lawn" office:value-type="string">
            <text:p>Crawlway</text:p>
          </table:table-cell>
          <table:table-cell table:style-name="12,5cel-Lawn" office:value-type="string">
            <text:p>Base of Watchtower</text:p>
          </table:table-cell>
          <table:table-cell table:style-name="10,6cel-Walls" office:value-type="string">
            <text:p>GHPW</text:p>
            <text:p>(5,3,2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9,2cel-Walls" office:value-type="string">
            <text:p>GHPW</text:p>
            <text:p>(1,2,2)</text:p>
          </table:table-cell>
          <table:table-cell table:style-name="13,3cel-Walls" office:value-type="string">
            <text:p>GHPW</text:p>
            <text:p>(2,2,2)</text:p>
          </table:table-cell>
          <table:table-cell table:style-name="13,3cel-Walls" office:value-type="string">
            <text:p>GHPW</text:p>
            <text:p>(3,2,2)</text:p>
          </table:table-cell>
          <table:table-cell table:style-name="13,3cel-Walls" office:value-type="string">
            <text:p>GHPW</text:p>
            <text:p>(4,2,2)</text:p>
          </table:table-cell>
          <table:table-cell table:style-name="9,2cel-Walls" office:value-type="string">
            <text:p>GHPW</text:p>
            <text:p>(5,2,2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9,2cel-Walls" office:value-type="string">
            <text:p>GHPW</text:p>
            <text:p>(1,1,2)</text:p>
          </table:table-cell>
          <table:table-cell table:style-name="9,2cel-Walls" office:value-type="string">
            <text:p>GHPW</text:p>
            <text:p>(2,1,2)</text:p>
          </table:table-cell>
          <table:table-cell table:style-name="9,2cel-Walls" office:value-type="string">
            <text:p>GHPW</text:p>
            <text:p>(3,1,2)</text:p>
          </table:table-cell>
          <table:table-cell table:style-name="9,2cel-Walls" office:value-type="string">
            <text:p>GHPW</text:p>
            <text:p>(4,1,2)</text:p>
          </table:table-cell>
          <table:table-cell table:style-name="9,2cel-Walls" office:value-type="string">
            <text:p>GHPW</text:p>
            <text:p>(5,1,2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1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tchtowers">
        <table:table-column table:style-name="1col-Watchtowers" table:number-columns-repeated="20" table:default-cell-style-name="Default"/>
        <table:table-row table:style-name="1row-Walls">
          <table:table-cell table:style-name="1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5,2cel-Watchtowers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5,2cel-Watchtowers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 office:value-type="string">
            <text:p>(0,8,2)</text:p>
          </table:table-cell>
          <table:table-cell table:style-name="7,2cel-Walls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5,2cel-Watchtowers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9,2cel-Walls" office:value-type="string">
            <text:p>GHPW</text:p>
            <text:p>(1,6,3)</text:p>
          </table:table-cell>
          <table:table-cell table:style-name="9,2cel-Walls" office:value-type="string">
            <text:p>GHPW</text:p>
            <text:p>(2,6,3)</text:p>
          </table:table-cell>
          <table:table-cell table:style-name="9,4cel-Watchtowers" office:value-type="string">
            <text:p>GHPW</text:p>
            <text:p>(3,6,3)</text:p>
          </table:table-cell>
          <table:table-cell table:style-name="9,3cel-Walls" office:value-type="string">
            <text:p>GHPW</text:p>
            <text:p>(4,6,3)</text:p>
          </table:table-cell>
          <table:table-cell table:style-name="9,2cel-Walls" office:value-type="string">
            <text:p>GHPW</text:p>
            <text:p>(5,6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 office:value-type="string">
            <text:p>(0,5,3)</text:p>
          </table:table-cell>
          <table:table-cell table:style-name="9,2cel-Walls" office:value-type="string">
            <text:p>GHPW</text:p>
            <text:p>(1,5,3)</text:p>
          </table:table-cell>
          <table:table-cell table:style-name="10,4cel-Lawn" office:value-type="string">
            <text:p>Northwest Watchtower</text:p>
          </table:table-cell>
          <table:table-cell table:style-name="12,5cel-Lawn" office:value-type="string">
            <text:p>GHPW</text:p>
          </table:table-cell>
          <table:table-cell table:style-name="9,4cel-Balconies" office:value-type="string">
            <text:p>Northeast Watchtower</text:p>
          </table:table-cell>
          <table:table-cell table:style-name="10,6cel-Walls" office:value-type="string">
            <text:p>GHPW</text:p>
            <text:p>(5,5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9,2cel-Walls" office:value-type="string">
            <text:p>GHPW</text:p>
            <text:p>(1,4,3)</text:p>
          </table:table-cell>
          <table:table-cell table:style-name="11,5cel-Balconies"/>
          <table:table-cell table:style-name="9,4cel-Balconies" office:value-type="string">
            <text:p>Base of Lookout Tower</text:p>
          </table:table-cell>
          <table:table-cell table:style-name="10,3cel-Walls"/>
          <table:table-cell table:style-name="9,2cel-Walls" office:value-type="string">
            <text:p>GHPW</text:p>
            <text:p>(5,4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9,2cel-Walls" office:value-type="string">
            <text:p>GHPW</text:p>
            <text:p>(1,3,3)</text:p>
          </table:table-cell>
          <table:table-cell table:style-name="10,4cel-Lawn" office:value-type="string">
            <text:p>Southwest Watchtower</text:p>
          </table:table-cell>
          <table:table-cell table:style-name="12,4cel-Watchtowers"/>
          <table:table-cell table:style-name="10,4cel-Lawn" office:value-type="string">
            <text:p>Southeast Watchtower</text:p>
          </table:table-cell>
          <table:table-cell table:style-name="9,2cel-Walls" office:value-type="string">
            <text:p>GHPW</text:p>
            <text:p>(5,3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9,2cel-Walls" office:value-type="string">
            <text:p>GHPW</text:p>
            <text:p>(1,2,3)</text:p>
          </table:table-cell>
          <table:table-cell table:style-name="9,2cel-Walls" office:value-type="string">
            <text:p>GHPW</text:p>
            <text:p>(2,2,3)</text:p>
          </table:table-cell>
          <table:table-cell table:style-name="9,2cel-Walls" office:value-type="string">
            <text:p>GHPW</text:p>
            <text:p>(3,2,3)</text:p>
          </table:table-cell>
          <table:table-cell table:style-name="9,2cel-Walls" office:value-type="string">
            <text:p>GHPW</text:p>
            <text:p>(4,2,3)</text:p>
          </table:table-cell>
          <table:table-cell table:style-name="9,2cel-Walls" office:value-type="string">
            <text:p>GHPW</text:p>
            <text:p>(5,2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9,2cel-Walls" office:value-type="string">
            <text:p>GHPW</text:p>
            <text:p>(1,1,3)</text:p>
          </table:table-cell>
          <table:table-cell table:style-name="9,2cel-Walls" office:value-type="string">
            <text:p>GHPW</text:p>
            <text:p>(2,1,3)</text:p>
          </table:table-cell>
          <table:table-cell table:style-name="9,2cel-Walls" office:value-type="string">
            <text:p>GHPW</text:p>
            <text:p>(3,1,3)</text:p>
          </table:table-cell>
          <table:table-cell table:style-name="9,2cel-Walls" office:value-type="string">
            <text:p>GHPW</text:p>
            <text:p>(4,1,3)</text:p>
          </table:table-cell>
          <table:table-cell table:style-name="9,2cel-Walls" office:value-type="string">
            <text:p>GHPW</text:p>
            <text:p>(5,1,3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1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Walls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rawlway">
        <table:table-column table:style-name="1col-Crawlway" table:number-columns-repeated="20" table:default-cell-style-name="Default"/>
        <table:table-row table:style-name="1row-Crawlway">
          <table:table-cell table:style-name="1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 table:style-name="5,2cel-Watchtowers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 table:style-name="5,2cel-Watchtowers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 table:style-name="7,2cel-Crawlway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 table:style-name="5,2cel-Watchtowers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 table:style-name="9,2cel-Walls" office:value-type="string">
            <text:p>GHPW</text:p>
            <text:p>(1,6,4)</text:p>
          </table:table-cell>
          <table:table-cell table:style-name="9,2cel-Walls" office:value-type="string">
            <text:p>GHPW</text:p>
            <text:p>(2,6,4)</text:p>
          </table:table-cell>
          <table:table-cell table:style-name="9,4cel-Crawlway" office:value-type="string">
            <text:p>GHPW</text:p>
            <text:p>(3,6,4)</text:p>
          </table:table-cell>
          <table:table-cell table:style-name="9,2cel-Walls" office:value-type="string">
            <text:p>GHPW</text:p>
            <text:p>(4,6,4)</text:p>
          </table:table-cell>
          <table:table-cell table:style-name="9,2cel-Walls" office:value-type="string">
            <text:p>GHPW</text:p>
            <text:p>(5,6,4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 table:style-name="9,2cel-Walls" office:value-type="string">
            <text:p>GHPW</text:p>
            <text:p>(1,5,4)</text:p>
          </table:table-cell>
          <table:table-cell table:style-name="10,4cel-Lawn"/>
          <table:table-cell table:style-name="10,4cel-Crawlway" office:value-type="string">
            <text:p>GHPW</text:p>
            <text:p>(3,5,4)</text:p>
          </table:table-cell>
          <table:table-cell table:style-name="10,5cel-Crawlway" office:value-type="string">
            <text:p>?? Above locked panel</text:p>
          </table:table-cell>
          <table:table-cell table:style-name="9,2cel-Walls" office:value-type="string">
            <text:p>GHPW</text:p>
            <text:p>(5,5,4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 table:style-name="9,2cel-Walls" office:value-type="string">
            <text:p>GHPW</text:p>
            <text:p>(1,4,4)</text:p>
          </table:table-cell>
          <table:table-cell table:style-name="11,3cel-Crawlway" office:value-type="string">
            <text:p>GHPW</text:p>
            <text:p>(2,4,4)</text:p>
          </table:table-cell>
          <table:table-cell table:style-name="9,4cel-Balconies" office:value-type="string">
            <text:p>Crawlway</text:p>
          </table:table-cell>
          <table:table-cell table:style-name="11,5cel-Crawlway" office:value-type="string">
            <text:p>GHPW</text:p>
            <text:p>(4,4,4)</text:p>
          </table:table-cell>
          <table:table-cell table:style-name="9,2cel-Walls" office:value-type="string">
            <text:p>GHPW</text:p>
            <text:p>(5,4,4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 table:style-name="9,2cel-Walls" office:value-type="string">
            <text:p>GHPW</text:p>
            <text:p>(1,3,4)</text:p>
          </table:table-cell>
          <table:table-cell table:style-name="10,4cel-Lawn"/>
          <table:table-cell table:style-name="12,4cel-Crawlway" office:value-type="string">
            <text:p>GHPW</text:p>
            <text:p>(3,3,4)</text:p>
          </table:table-cell>
          <table:table-cell table:style-name="10,4cel-Lawn"/>
          <table:table-cell table:style-name="9,2cel-Walls" office:value-type="string">
            <text:p>GHPW</text:p>
            <text:p>(5,3,4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 table:style-name="9,2cel-Walls" office:value-type="string">
            <text:p>GHPW</text:p>
            <text:p>(1,2,4)</text:p>
          </table:table-cell>
          <table:table-cell table:style-name="9,2cel-Walls" office:value-type="string">
            <text:p>GHPW</text:p>
            <text:p>(2,2,4)</text:p>
          </table:table-cell>
          <table:table-cell table:style-name="9,2cel-Walls" office:value-type="string">
            <text:p>GHPW</text:p>
            <text:p>(3,2,4)</text:p>
          </table:table-cell>
          <table:table-cell table:style-name="9,2cel-Walls" office:value-type="string">
            <text:p>GHPW</text:p>
            <text:p>(4,2,4)</text:p>
          </table:table-cell>
          <table:table-cell table:style-name="9,2cel-Walls" office:value-type="string">
            <text:p>GHPW</text:p>
            <text:p>(5,2,4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 table:style-name="9,2cel-Walls" office:value-type="string">
            <text:p>GHPW</text:p>
            <text:p>(1,1,4)</text:p>
          </table:table-cell>
          <table:table-cell table:style-name="9,2cel-Walls" office:value-type="string">
            <text:p>GHPW</text:p>
            <text:p>(2,1,4)</text:p>
          </table:table-cell>
          <table:table-cell table:style-name="9,2cel-Walls" office:value-type="string">
            <text:p>GHPW</text:p>
            <text:p>(3,1,4)</text:p>
          </table:table-cell>
          <table:table-cell table:style-name="9,2cel-Walls" office:value-type="string">
            <text:p>GHPW</text:p>
            <text:p>(4,1,4)</text:p>
          </table:table-cell>
          <table:table-cell table:style-name="9,2cel-Walls" office:value-type="string">
            <text:p>GHPW</text:p>
            <text:p>(5,1,4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1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Crawlway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Tower Top">
        <table:table-column table:style-name="1col-Tower Top" table:number-columns-repeated="20" table:default-cell-style-name="Default"/>
        <table:table-row table:style-name="1row-Tower Top">
          <table:table-cell table:style-name="1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5,2cel-Watchtowers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5,2cel-Watchtowers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7,2cel-Crawlway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5,2cel-Watchtowers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9,2cel-Walls" office:value-type="string">
            <text:p>GHPW</text:p>
            <text:p>(1,6,5)</text:p>
          </table:table-cell>
          <table:table-cell table:style-name="9,2cel-Walls" office:value-type="string">
            <text:p>GHPW</text:p>
            <text:p>(2,6,5)</text:p>
          </table:table-cell>
          <table:table-cell table:style-name="9,4cel-Crawlway" office:value-type="string">
            <text:p>GHPW</text:p>
            <text:p>(3,6,5)</text:p>
          </table:table-cell>
          <table:table-cell table:style-name="9,2cel-Walls" office:value-type="string">
            <text:p>GHPW</text:p>
            <text:p>(4,6,5)</text:p>
          </table:table-cell>
          <table:table-cell table:style-name="9,2cel-Walls" office:value-type="string">
            <text:p>GHPW</text:p>
            <text:p>(5,6,5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9,2cel-Walls" office:value-type="string">
            <text:p>GHPW</text:p>
            <text:p>(1,5,5)</text:p>
          </table:table-cell>
          <table:table-cell table:style-name="9,2cel-Walls" office:value-type="string">
            <text:p>GHPW</text:p>
            <text:p>(2,5,5)</text:p>
          </table:table-cell>
          <table:table-cell table:style-name="9,2cel-Walls" office:value-type="string">
            <text:p>GHPW</text:p>
            <text:p>(3,5,5)</text:p>
          </table:table-cell>
          <table:table-cell table:style-name="10,5cel-Tower Top" office:value-type="string">
            <text:p>?? Above locked panel</text:p>
          </table:table-cell>
          <table:table-cell table:style-name="9,2cel-Walls" office:value-type="string">
            <text:p>GHPW</text:p>
            <text:p>(5,5,5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9,2cel-Walls" office:value-type="string">
            <text:p>GHPW</text:p>
            <text:p>(1,4,5)</text:p>
          </table:table-cell>
          <table:table-cell table:style-name="9,2cel-Walls" office:value-type="string">
            <text:p>GHPW</text:p>
            <text:p>(2,4,5)</text:p>
          </table:table-cell>
          <table:table-cell table:style-name="10,4cel-Lawn" office:value-type="string">
            <text:p>Palace Tower top</text:p>
          </table:table-cell>
          <table:table-cell table:style-name="9,2cel-Walls" office:value-type="string">
            <text:p>GHPW</text:p>
            <text:p>(4,4,5)</text:p>
          </table:table-cell>
          <table:table-cell table:style-name="9,2cel-Walls" office:value-type="string">
            <text:p>GHPW</text:p>
            <text:p>(5,4,5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9,2cel-Walls" office:value-type="string">
            <text:p>GHPW</text:p>
            <text:p>(1,3,5)</text:p>
          </table:table-cell>
          <table:table-cell table:style-name="9,2cel-Walls" office:value-type="string">
            <text:p>GHPW</text:p>
            <text:p>(2,3,5)</text:p>
          </table:table-cell>
          <table:table-cell table:style-name="9,2cel-Walls" office:value-type="string">
            <text:p>GHPW</text:p>
            <text:p>(3,3,5)</text:p>
          </table:table-cell>
          <table:table-cell table:style-name="9,2cel-Walls" office:value-type="string">
            <text:p>GHPW</text:p>
            <text:p>(4,3,5)</text:p>
          </table:table-cell>
          <table:table-cell table:style-name="9,2cel-Walls" office:value-type="string">
            <text:p>GHPW</text:p>
            <text:p>(5,3,5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9,2cel-Walls" office:value-type="string">
            <text:p>GHPW</text:p>
            <text:p>(1,2,5)</text:p>
          </table:table-cell>
          <table:table-cell table:style-name="9,2cel-Walls" office:value-type="string">
            <text:p>GHPW</text:p>
            <text:p>(2,2,5)</text:p>
          </table:table-cell>
          <table:table-cell table:style-name="9,2cel-Walls" office:value-type="string">
            <text:p>GHPW</text:p>
            <text:p>(3,2,5)</text:p>
          </table:table-cell>
          <table:table-cell table:style-name="9,2cel-Walls" office:value-type="string">
            <text:p>GHPW</text:p>
            <text:p>(4,2,5)</text:p>
          </table:table-cell>
          <table:table-cell table:style-name="9,2cel-Walls" office:value-type="string">
            <text:p>GHPW</text:p>
            <text:p>(5,2,5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9,2cel-Walls" office:value-type="string">
            <text:p>GHPW</text:p>
            <text:p>(1,1,5)</text:p>
          </table:table-cell>
          <table:table-cell table:style-name="9,2cel-Walls" office:value-type="string">
            <text:p>GHPW</text:p>
            <text:p>(2,1,5)</text:p>
          </table:table-cell>
          <table:table-cell table:style-name="9,2cel-Walls" office:value-type="string">
            <text:p>GHPW</text:p>
            <text:p>(3,1,5)</text:p>
          </table:table-cell>
          <table:table-cell table:style-name="9,2cel-Walls" office:value-type="string">
            <text:p>GHPW</text:p>
            <text:p>(4,1,5)</text:p>
          </table:table-cell>
          <table:table-cell table:style-name="9,2cel-Walls" office:value-type="string">
            <text:p>GHPW</text:p>
            <text:p>(5,1,5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1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ky">
        <table:table-column table:style-name="1col-Tower Top" table:number-columns-repeated="20" table:default-cell-style-name="Default"/>
        <table:table-row table:style-name="1row-Tower Top">
          <table:table-cell table:style-name="1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5,2cel-Watchtowers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5,2cel-Watchtowers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7,2cel-Crawlway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5,2cel-Watchtowers"/>
          <table:table-cell table:style-name="5,2cel-Watchtowers"/>
          <table:table-cell table:style-name="5,2cel-Watchtowers"/>
          <table:table-cell table:style-name="5,2cel-Watchtower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9,2cel-Walls" office:value-type="string">
            <text:p>GHPW</text:p>
            <text:p>(1,6,6)</text:p>
          </table:table-cell>
          <table:table-cell table:style-name="9,2cel-Walls" office:value-type="string">
            <text:p>GHPW</text:p>
            <text:p>(2,6,6)</text:p>
          </table:table-cell>
          <table:table-cell table:style-name="9,4cel-Crawlway" office:value-type="string">
            <text:p>GHPW</text:p>
            <text:p>(3,6,6)</text:p>
          </table:table-cell>
          <table:table-cell table:style-name="9,2cel-Walls" office:value-type="string">
            <text:p>GHPW</text:p>
            <text:p>(4,6,6)</text:p>
          </table:table-cell>
          <table:table-cell table:style-name="9,2cel-Walls" office:value-type="string">
            <text:p>GHPW</text:p>
            <text:p>(5,6,6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9,2cel-Walls" office:value-type="string">
            <text:p>GHPW</text:p>
            <text:p>(1,5,6)</text:p>
          </table:table-cell>
          <table:table-cell table:style-name="9,2cel-Walls" office:value-type="string">
            <text:p>GHPW</text:p>
            <text:p>(2,5,6)</text:p>
          </table:table-cell>
          <table:table-cell table:style-name="9,2cel-Walls" office:value-type="string">
            <text:p>GHPW</text:p>
            <text:p>(3,5,6)</text:p>
          </table:table-cell>
          <table:table-cell table:style-name="9,2cel-Walls" office:value-type="string">
            <text:p>GHPW</text:p>
            <text:p>(4,5,6)</text:p>
          </table:table-cell>
          <table:table-cell table:style-name="9,2cel-Walls" office:value-type="string">
            <text:p>GHPW</text:p>
            <text:p>(5,5,6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9,2cel-Walls" office:value-type="string">
            <text:p>GHPW</text:p>
            <text:p>(1,4,6)</text:p>
          </table:table-cell>
          <table:table-cell table:style-name="9,2cel-Walls" office:value-type="string">
            <text:p>GHPW</text:p>
            <text:p>(2,4,6)</text:p>
          </table:table-cell>
          <table:table-cell table:style-name="9,2cel-Walls" office:value-type="string">
            <text:p>GHPW</text:p>
            <text:p>(3,4,6)</text:p>
          </table:table-cell>
          <table:table-cell table:style-name="9,2cel-Walls" office:value-type="string">
            <text:p>GHPW</text:p>
            <text:p>(4,4,6)</text:p>
          </table:table-cell>
          <table:table-cell table:style-name="9,2cel-Walls" office:value-type="string">
            <text:p>GHPW</text:p>
            <text:p>(5,4,6)</text:p>
          </table:table-cell>
          <table:table-cell/>
          <table:table-cell/>
          <table:table-cell table:style-name="11,9cel-Sky" office:value-type="string">
            <text:p>Far below, a gnomish houngan leans back and beats on his bell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9,2cel-Walls" office:value-type="string">
            <text:p>GHPW</text:p>
            <text:p>(1,3,6)</text:p>
          </table:table-cell>
          <table:table-cell table:style-name="9,2cel-Walls" office:value-type="string">
            <text:p>GHPW</text:p>
            <text:p>(2,3,6)</text:p>
          </table:table-cell>
          <table:table-cell table:style-name="9,2cel-Walls" office:value-type="string">
            <text:p>GHPW</text:p>
            <text:p>(3,3,6)</text:p>
          </table:table-cell>
          <table:table-cell table:style-name="9,2cel-Walls" office:value-type="string">
            <text:p>GHPW</text:p>
            <text:p>(4,3,6)</text:p>
          </table:table-cell>
          <table:table-cell table:style-name="9,2cel-Walls" office:value-type="string">
            <text:p>GHPW</text:p>
            <text:p>(5,3,6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9,2cel-Walls" office:value-type="string">
            <text:p>GHPW</text:p>
            <text:p>(1,2,6)</text:p>
          </table:table-cell>
          <table:table-cell table:style-name="9,2cel-Walls" office:value-type="string">
            <text:p>GHPW</text:p>
            <text:p>(2,2,6)</text:p>
          </table:table-cell>
          <table:table-cell table:style-name="9,2cel-Walls" office:value-type="string">
            <text:p>GHPW</text:p>
            <text:p>(3,2,6)</text:p>
          </table:table-cell>
          <table:table-cell table:style-name="9,2cel-Walls" office:value-type="string">
            <text:p>GHPW</text:p>
            <text:p>(4,2,6)</text:p>
          </table:table-cell>
          <table:table-cell table:style-name="9,2cel-Walls" office:value-type="string">
            <text:p>GHPW</text:p>
            <text:p>(5,2,6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9,2cel-Walls" office:value-type="string">
            <text:p>GHPW</text:p>
            <text:p>(1,1,6)</text:p>
          </table:table-cell>
          <table:table-cell table:style-name="9,2cel-Walls" office:value-type="string">
            <text:p>GHPW</text:p>
            <text:p>(2,1,6)</text:p>
          </table:table-cell>
          <table:table-cell table:style-name="9,2cel-Walls" office:value-type="string">
            <text:p>GHPW</text:p>
            <text:p>(3,1,6)</text:p>
          </table:table-cell>
          <table:table-cell table:style-name="9,2cel-Walls" office:value-type="string">
            <text:p>GHPW</text:p>
            <text:p>(4,1,6)</text:p>
          </table:table-cell>
          <table:table-cell table:style-name="9,2cel-Walls" office:value-type="string">
            <text:p>GHPW</text:p>
            <text:p>(5,1,6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2,1cel-Balconies"/>
          <table:table-cell table:style-name="1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Balconies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 table:style-name="2,1cel-Lawn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1row-Tower Top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